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7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objectwithoutfill">
      <style:graphic-properties draw:fill="bitmap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729fcf" draw:textarea-vertical-align="middle"/>
    </style:style>
    <style:style style:name="gr21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draw:fill="bitmap" draw:fill-color="#729fc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3465a4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solid" draw:fill-color="#ffffff" draw:gradient-step-count="0"/>
      <style:paragraph-properties fo:text-align="center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style:text-properties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color="#ffbf00" fo:font-size="8pt"/>
    </style:style>
    <style:style style:name="T6" style:family="text">
      <style:text-properties fo:color="#ffbf00" fo:font-size="8pt" style:font-size-asian="18pt" style:font-size-complex="18pt"/>
    </style:style>
    <style:style style:name="T7" style:family="text">
      <style:text-properties fo:color="#3465a4" fo:font-size="8pt" fo:background-color="transparent" style:font-size-asian="18pt" style:font-size-complex="18pt"/>
    </style:style>
    <style:style style:name="T8" style:family="text">
      <style:text-properties fo:color="#ff0000" fo:font-size="8pt"/>
    </style:style>
    <style:style style:name="T9" style:family="text">
      <style:text-properties fo:color="#ff0000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custom-shape draw:style-name="gr2" draw:text-style-name="P2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201cm" svg:y1="0.683cm" svg:x2="6.908cm" svg:y2="1.39cm">
          <text:p/>
        </draw:line>
        <draw:custom-shape draw:style-name="gr4" draw:text-style-name="P2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5" draw:text-style-name="P3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4" draw:text-style-name="P2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3" draw:text-style-name="P3" draw:layer="layout" svg:x1="8.536cm" svg:y1="1.318cm" svg:x2="7.829cm" svg:y2="2.025cm">
          <text:p/>
        </draw:line>
        <draw:connector draw:style-name="gr5" draw:text-style-name="P3" draw:layer="layout" draw:type="line" svg:x1="8.646cm" svg:y1="2.204cm" svg:x2="8.171cm" svg:y2="2.662cm" draw:start-shape="id4" draw:start-glue-point="6" draw:end-shape="id5" draw:end-glue-point="7" svg:d="M8646 2204l-475 458" svg:viewBox="0 0 476 459">
          <text:p/>
        </draw:connector>
        <draw:custom-shape draw:style-name="gr4" draw:text-style-name="P2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987cm" svg:height="0.895cm" draw:transform="rotate (2.35951061577113) translate (7.889cm 3.6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7.086cm" svg:y1="3.756cm" svg:x2="7.539cm" svg:y2="3.298cm" draw:start-shape="id6" draw:start-glue-point="7" draw:end-shape="id5" draw:end-glue-point="4" svg:d="M7086 3756l453-458" svg:viewBox="0 0 454 459">
          <text:p/>
        </draw:connector>
        <draw:line draw:style-name="gr3" draw:text-style-name="P3" draw:layer="layout" svg:x1="7.898cm" svg:y1="3.653cm" svg:x2="7.191cm" svg:y2="2.946cm">
          <text:p/>
        </draw:line>
        <draw:connector draw:style-name="gr5" draw:text-style-name="P3" draw:layer="layout" draw:type="line" svg:x1="7.014cm" svg:y1="3.756cm" svg:x2="6.555cm" svg:y2="3.298cm" draw:start-shape="id6" draw:start-glue-point="9" draw:end-shape="id7" draw:end-glue-point="7" svg:d="M7014 3756l-459-458" svg:viewBox="0 0 460 459">
          <text:p/>
        </draw:connector>
        <draw:custom-shape draw:style-name="gr2" draw:text-style-name="P2" xml:id="id7" draw:id="id7" draw:layer="layout" svg:width="1cm" svg:height="0.9cm" draw:transform="rotate (0.786968959724243) translate (5.564cm 3.0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5.433cm" svg:y1="2.159cm" svg:x2="5.917cm" svg:y2="2.662cm" draw:start-shape="id8" draw:start-glue-point="2" draw:end-shape="id7" draw:end-glue-point="4" svg:d="M5433 2159l484 503" svg:viewBox="0 0 485 504">
          <text:p/>
        </draw:connector>
        <draw:line draw:style-name="gr3" draw:text-style-name="P3" draw:layer="layout" svg:x1="5.566cm" svg:y1="3.015cm" svg:x2="6.273cm" svg:y2="2.308cm">
          <text:p/>
        </draw:line>
        <draw:connector draw:style-name="gr5" draw:text-style-name="P3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7" draw:text-style-name="P4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7" draw:text-style-name="P4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7" draw:text-style-name="P4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7" draw:text-style-name="P4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7" draw:text-style-name="P4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7" draw:text-style-name="P4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7" draw:text-style-name="P4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7" draw:text-style-name="P4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7" draw:text-style-name="P4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7" draw:text-style-name="P4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7" draw:text-style-name="P4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7" draw:text-style-name="P4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7" draw:text-style-name="P4" draw:layer="layout" svg:width="0.425cm" svg:height="0.215cm" draw:transform="skewX (0.0748746249105567) rotate (0.187448361664191) translate (3.28583416181244cm 2.63215669002984cm)" svg:viewBox="0 0 426 216" svg:d="M426 0c-395-4-426 216-426 216">
            <text:p/>
          </draw:path>
          <draw:path draw:style-name="gr7" draw:text-style-name="P4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7" draw:text-style-name="P4" draw:layer="layout" svg:x1="3.718cm" svg:y1="1.659cm" svg:x2="3.71cm" svg:y2="0.869cm">
            <text:p/>
          </draw:line>
          <draw:line draw:style-name="gr7" draw:text-style-name="P4" draw:layer="layout" svg:x1="3.711cm" svg:y1="3.919cm" svg:x2="3.703cm" svg:y2="3.129cm">
            <text:p/>
          </draw:line>
        </draw:g>
        <draw:connector draw:style-name="gr8" draw:text-style-name="P5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9" draw:text-style-name="P5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 xml:id="id11" draw:id="id11">
          <draw:line draw:style-name="gr10" draw:text-style-name="P6" draw:layer="layout" svg:x1="9.52cm" svg:y1="3.129cm" svg:x2="9.051cm" svg:y2="3.271cm">
            <text:p/>
          </draw:line>
          <draw:line draw:style-name="gr10" draw:text-style-name="P6" draw:layer="layout" svg:x1="10cm" svg:y1="3.648cm" svg:x2="9.052cm" svg:y2="3.268cm">
            <text:p/>
          </draw:line>
          <draw:line draw:style-name="gr10" draw:text-style-name="P6" draw:layer="layout" svg:x1="10cm" svg:y1="4.339cm" svg:x2="9.02cm" svg:y2="4.619cm">
            <text:p/>
          </draw:line>
          <draw:line draw:style-name="gr10" draw:text-style-name="P6" draw:layer="layout" svg:x1="10cm" svg:y1="3.649cm" svg:x2="9.03cm" svg:y2="3.933cm">
            <text:p/>
          </draw:line>
          <draw:line draw:style-name="gr10" draw:text-style-name="P6" draw:layer="layout" svg:x1="10cm" svg:y1="4.319cm" svg:x2="9.03cm" svg:y2="3.949cm">
            <text:p/>
          </draw:line>
          <draw:line draw:style-name="gr10" draw:text-style-name="P6" draw:layer="layout" svg:x1="9.91cm" svg:y1="4.989cm" svg:x2="9.02cm" svg:y2="4.619cm">
            <text:p/>
          </draw:line>
          <draw:line draw:style-name="gr10" draw:text-style-name="P6" draw:layer="layout" svg:x1="9.91cm" svg:y1="4.999cm" svg:x2="9.42cm" svg:y2="5.149cm">
            <text:p/>
          </draw:line>
        </draw:g>
        <draw:g>
          <draw:line draw:style-name="gr10" draw:text-style-name="P6" draw:layer="layout" svg:x1="10.47cm" svg:y1="3.799cm" svg:x2="11.67cm" svg:y2="3.799cm">
            <text:p/>
          </draw:line>
          <draw:line draw:style-name="gr10" draw:text-style-name="P6" draw:layer="layout" svg:x1="10.47cm" svg:y1="4.349cm" svg:x2="11.67cm" svg:y2="4.349cm">
            <text:p/>
          </draw:line>
          <draw:line draw:style-name="gr10" draw:text-style-name="P6" draw:layer="layout" svg:x1="11.05cm" svg:y1="5.229cm" svg:x2="11.056cm" svg:y2="4.345cm">
            <text:p/>
          </draw:line>
          <draw:line draw:style-name="gr10" draw:text-style-name="P6" draw:layer="layout" svg:x1="11.05cm" svg:y1="3.812cm" svg:x2="11.056cm" svg:y2="2.928cm">
            <text:p/>
          </draw:line>
        </draw:g>
        <draw:g xml:id="id10" draw:id="id10">
          <draw:line draw:style-name="gr10" draw:text-style-name="P6" draw:layer="layout" svg:x1="11.738cm" svg:y1="2.177cm" svg:x2="11.942cm" svg:y2="1.745cm">
            <text:p/>
          </draw:line>
          <draw:line draw:style-name="gr10" draw:text-style-name="P6" draw:layer="layout" svg:x1="12.318cm" svg:y1="2.547cm" svg:x2="11.938cm" svg:y2="1.746cm">
            <text:p/>
          </draw:line>
          <draw:line draw:style-name="gr10" draw:text-style-name="P6" draw:layer="layout" svg:x1="13.098cm" svg:y1="2.577cm" svg:x2="13.478cm" svg:y2="1.777cm">
            <text:p/>
          </draw:line>
          <draw:line draw:style-name="gr10" draw:text-style-name="P6" draw:layer="layout" svg:x1="12.318cm" svg:y1="2.547cm" svg:x2="12.695cm" svg:y2="1.765cm">
            <text:p/>
          </draw:line>
          <draw:line draw:style-name="gr10" draw:text-style-name="P6" draw:layer="layout" svg:x1="13.098cm" svg:y1="2.577cm" svg:x2="12.708cm" svg:y2="1.767cm">
            <text:p/>
          </draw:line>
          <draw:line draw:style-name="gr10" draw:text-style-name="P6" draw:layer="layout" svg:x1="13.868cm" svg:y1="2.587cm" svg:x2="13.488cm" svg:y2="1.777cm">
            <text:p/>
          </draw:line>
          <draw:line draw:style-name="gr10" draw:text-style-name="P6" draw:layer="layout" svg:x1="13.878cm" svg:y1="2.587cm" svg:x2="14.048cm" svg:y2="2.157cm">
            <text:p/>
          </draw:line>
        </draw:g>
        <draw:custom-shape draw:style-name="gr4" draw:text-style-name="P2" xml:id="id21" draw:id="id21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8.731cm" svg:y1="2.165cm" svg:x2="11.738cm" svg:y2="2.166cm" draw:start-shape="id4" draw:start-glue-point="9" draw:end-shape="id10" draw:end-glue-point="3" svg:d="M8731 2165h1499v1h1508" svg:viewBox="0 0 3008 2">
          <text:p/>
        </draw:connector>
        <draw:connector draw:style-name="gr5" draw:text-style-name="P3" draw:layer="layout" draw:type="line" svg:x1="9.51cm" svg:y1="3.129cm" svg:x2="9.508cm" svg:y2="2.166cm" draw:start-shape="id11" svg:d="M9510 3129l-2-963" svg:viewBox="0 0 3 964">
          <text:p/>
        </draw:connector>
        <draw:custom-shape draw:style-name="gr4" draw:text-style-name="P2" xml:id="id12" draw:id="id12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421cm" svg:y1="2.158cm" svg:x2="14.048cm" svg:y2="2.166cm" draw:start-shape="id12" draw:start-glue-point="5" draw:end-shape="id10" draw:end-glue-point="1" svg:d="M16421 2158l-2373 8" svg:viewBox="0 0 2374 9">
          <text:p/>
        </draw:connector>
        <draw:frame draw:style-name="gr12" draw:text-style-name="P7" xml:id="id13" draw:id="id13" draw:layer="layout" svg:width="0.82cm" svg:height="0.645cm" svg:x="14.58cm" svg:y="4.219cm">
          <draw:text-box>
            <text:p><text:span text:style-name="T2">...</text:span></text:p>
          </draw:text-box>
        </draw:frame>
        <draw:custom-shape draw:style-name="gr2" draw:text-style-name="P2" xml:id="id16" draw:id="id1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4.281cm" svg:x2="14.468cm" svg:y2="4.281cm">
          <text:p/>
        </draw:line>
        <draw:custom-shape draw:style-name="gr2" draw:text-style-name="P2" xml:id="id14" draw:id="id1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5.881cm" svg:x2="14.468cm" svg:y2="5.881cm">
          <text:p/>
        </draw:line>
        <draw:connector draw:style-name="gr13" draw:text-style-name="P3" draw:layer="layout" draw:type="line" svg:x1="14.99cm" svg:y1="4.219cm" svg:x2="14.99cm" svg:y2="4.219cm" draw:start-shape="id13" draw:end-shape="id13" svg:d="M14990 4219z" svg:viewBox="0 0 1 1">
          <text:p/>
        </draw:connector>
        <draw:line draw:style-name="gr5" draw:text-style-name="P3" draw:layer="layout" svg:x1="14.98cm" svg:y1="4.279cm" svg:x2="14.98cm" svg:y2="4.559cm">
          <text:p/>
        </draw:line>
        <draw:line draw:style-name="gr5" draw:text-style-name="P3" draw:layer="layout" svg:x1="14.98cm" svg:y1="4.719cm" svg:x2="14.98cm" svg:y2="4.979cm">
          <text:p/>
        </draw:line>
        <draw:connector draw:style-name="gr5" draw:text-style-name="P3" draw:layer="layout" draw:type="line" svg:x1="14.977cm" svg:y1="5.881cm" svg:x2="14.976cm" svg:y2="6.092cm" draw:start-shape="id14" draw:start-glue-point="4" svg:d="M14977 5881l-1 211" svg:viewBox="0 0 2 212">
          <text:p/>
        </draw:connector>
        <draw:line draw:style-name="gr5" draw:text-style-name="P3" draw:layer="layout" svg:x1="9.42cm" svg:y1="5.149cm" svg:x2="9.42cm" svg:y2="6.089cm">
          <text:p/>
        </draw:line>
        <draw:g xml:id="id19" draw:id="id19">
          <draw:path draw:style-name="gr7" draw:text-style-name="P4" draw:layer="layout" svg:width="0.414cm" svg:height="0.192cm" draw:transform="skewX (0.0644026493985907) rotate (-2.96060201015798) translate (2.7025157953678cm 2.11124694375445cm)" svg:viewBox="0 0 415 193" svg:d="M415 0c-393-1-415 193-415 193">
            <text:p/>
          </draw:path>
          <draw:path draw:style-name="gr7" draw:text-style-name="P4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7" draw:text-style-name="P4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7" draw:text-style-name="P4" draw:layer="layout" svg:width="0.42cm" svg:height="0.13cm" draw:transform="skewX (-0.0808087443673375) rotate (0.106814150222053) translate (1.88973335830232cm 1.95205381038442cm)" svg:viewBox="0 0 421 131" svg:d="M421 0c-390 0-421 131-421 131">
            <text:p/>
          </draw:path>
          <draw:path draw:style-name="gr7" draw:text-style-name="P4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7" draw:text-style-name="P4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7" draw:text-style-name="P4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7" draw:text-style-name="P4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7" draw:text-style-name="P4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7" draw:text-style-name="P4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7" draw:text-style-name="P4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7" draw:text-style-name="P4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7" draw:text-style-name="P4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7" draw:text-style-name="P4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7" draw:text-style-name="P4" draw:layer="layout" svg:x1="2.292cm" svg:y1="1.659cm" svg:x2="2.3cm" svg:y2="0.869cm">
            <text:p/>
          </draw:line>
          <draw:line draw:style-name="gr7" draw:text-style-name="P4" draw:layer="layout" svg:x1="2.299cm" svg:y1="3.919cm" svg:x2="2.307cm" svg:y2="3.129cm">
            <text:p/>
          </draw:line>
        </draw:g>
        <draw:custom-shape draw:style-name="gr4" draw:text-style-name="P2" xml:id="id20" draw:id="id20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04cm" svg:height="0.569cm" svg:x="15.2cm" svg:y="2.549cm">
          <draw:text-box>
            <text:p><text:span text:style-name="T3">X</text:span><text:span text:style-name="T4"> </text:span><text:span text:style-name="T4">1</text:span><text:span text:style-name="T4">8</text:span></text:p>
          </draw:text-box>
        </draw:frame>
        <draw:line draw:style-name="gr5" draw:text-style-name="P3" draw:layer="measurelines" svg:x1="11.05cm" svg:y1="5.029cm" svg:x2="11.05cm" svg:y2="6.089cm">
          <text:p/>
        </draw:line>
        <draw:line draw:style-name="gr5" draw:text-style-name="P3" draw:layer="measurelines" svg:x1="11.06cm" svg:y1="2.929cm" svg:x2="11.06cm" svg:y2="2.169cm">
          <text:p/>
        </draw:line>
        <draw:connector draw:style-name="gr5" draw:text-style-name="P3" draw:layer="measurelines" draw:type="line" svg:x1="14.979cm" svg:y1="2.379cm" svg:x2="14.977cm" svg:y2="2.165cm" draw:start-shape="id15" draw:start-glue-point="7" svg:d="M14979 2379l-2-214" svg:viewBox="0 0 3 215">
          <text:p/>
        </draw:connector>
        <draw:custom-shape draw:style-name="gr4" draw:text-style-name="P2" xml:id="id18" draw:id="id18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measurelines" svg:width="1.91cm" svg:height="1.28cm" svg:x="15.59cm" svg:y="3.368cm">
          <draw:text-box>
            <text:p><text:span text:style-name="T5">D</text:span><text:span text:style-name="T5">C </text:span><text:span text:style-name="T5">v</text:span><text:span text:style-name="T5">ol</text:span><text:span text:style-name="T6">ta</text:span><text:span text:style-name="T6">g</text:span><text:span text:style-name="T6">e</text:span></text:p>
            <text:p/>
          </draw:text-box>
        </draw:frame>
        <draw:frame draw:style-name="gr14" draw:text-style-name="P9" draw:layer="measurelines" svg:width="1.4cm" svg:height="0.569cm" svg:x="15.98cm" svg:y="3.709cm">
          <draw:text-box>
            <text:p><text:span text:style-name="T7">O</text:span><text:span text:style-name="T7">U</text:span><text:span text:style-name="T7">T</text:span></text:p>
          </draw:text-box>
        </draw:frame>
        <draw:frame draw:style-name="gr16" draw:text-style-name="P10" draw:layer="measurelines" svg:width="1.32cm" svg:height="0.82cm" svg:x="16cm" svg:y="4.098cm">
          <draw:text-box>
            <text:p><text:span text:style-name="T4">1</text:span><text:span text:style-name="T4">2</text:span><text:span text:style-name="T4"> </text:span><text:span text:style-name="T4">V</text:span></text:p>
          </draw:text-box>
        </draw:frame>
        <draw:frame draw:style-name="gr15" draw:text-style-name="P1" draw:layer="measurelines" svg:width="1.91cm" svg:height="1.28cm" svg:x="-0.01cm" svg:y="1.639cm">
          <draw:text-box>
            <text:p><text:span text:style-name="T8">A</text:span><text:span text:style-name="T8">C</text:span><text:span text:style-name="T8"> </text:span><text:span text:style-name="T8">v</text:span><text:span text:style-name="T8">o</text:span><text:span text:style-name="T8">l</text:span><text:span text:style-name="T9">t</text:span><text:span text:style-name="T9">a</text:span><text:span text:style-name="T9">g</text:span><text:span text:style-name="T9">e</text:span></text:p>
            <text:p/>
          </draw:text-box>
        </draw:frame>
        <draw:frame draw:style-name="gr14" draw:text-style-name="P9" draw:layer="measurelines" svg:width="1.4cm" svg:height="0.569cm" svg:x="0.51cm" svg:y="1.97cm">
          <draw:text-box>
            <text:p><text:span text:style-name="T7">I</text:span><text:span text:style-name="T7">N</text:span></text:p>
          </draw:text-box>
        </draw:frame>
        <draw:frame draw:style-name="gr17" draw:text-style-name="P10" draw:layer="measurelines" svg:width="2.3cm" svg:height="1.205cm" svg:x="-0.14cm" svg:y="2.459cm">
          <draw:text-box>
            <text:p><text:span text:style-name="T4">2</text:span><text:span text:style-name="T4">3</text:span><text:span text:style-name="T4">0</text:span><text:span text:style-name="T4"> </text:span><text:span text:style-name="T4">V</text:span><text:span text:style-name="T4"> </text:span><text:span text:style-name="T4">/ </text:span><text:span text:style-name="T4">5</text:span><text:span text:style-name="T4">0</text:span><text:span text:style-name="T4"> </text:span><text:span text:style-name="T4">H</text:span><text:span text:style-name="T4">z</text:span></text:p>
          </draw:text-box>
        </draw:frame>
        <draw:custom-shape draw:style-name="gr2" draw:text-style-name="P2" xml:id="id15" draw:id="id1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draw:type="line" svg:x1="14.979cm" svg:y1="3.279cm" svg:x2="14.977cm" svg:y2="3.381cm" draw:start-shape="id15" draw:start-glue-point="4" draw:end-shape="id16" draw:end-glue-point="7" svg:d="M14979 3279l-2 102" svg:viewBox="0 0 3 103">
          <text:p/>
        </draw:connector>
        <draw:line draw:style-name="gr11" draw:text-style-name="P3" draw:layer="layout" svg:x1="15.47cm" svg:y1="3.279cm" svg:x2="14.47cm" svg:y2="3.279cm">
          <text:p/>
        </draw:line>
        <draw:connector draw:style-name="gr5" draw:text-style-name="P3" xml:id="id17" draw:id="id17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8" draw:text-style-name="P5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5.073cm" svg:y1="2.16cm" svg:x2="16.415cm" svg:y2="6.093cm" draw:start-shape="id17" draw:start-glue-point="3" draw:end-shape="id18" draw:end-glue-point="5" svg:d="M5073 2160v3933h11342" svg:viewBox="0 0 11343 3934">
          <text:p/>
        </draw:connector>
        <draw:connector draw:style-name="gr20" draw:text-style-name="P2" draw:layer="measurelines" svg:x1="2.3cm" svg:y1="3.919cm" svg:x2="1.052cm" svg:y2="4.435cm" draw:start-shape="id19" draw:start-glue-point="2" draw:end-shape="id20" draw:end-glue-point="10" svg:d="M2300 3919v516h-1248" svg:viewBox="0 0 1249 517">
          <text:p/>
        </draw:connector>
        <draw:connector draw:style-name="gr20" draw:text-style-name="P2" draw:layer="measurelines" svg:x1="2.3cm" svg:y1="0.869cm" svg:x2="1.04cm" svg:y2="0.416cm" draw:start-shape="id19" draw:start-glue-point="0" draw:end-shape="id21" draw:end-glue-point="10" svg:d="M2300 869v-453h-1260" svg:viewBox="0 0 1261 454">
          <text:p/>
        </draw:connector>
        <draw:g>
          <draw:g>
            <draw:line draw:style-name="gr21" draw:text-style-name="P6" draw:layer="measurelines" svg:x1="2.6cm" svg:y1="4.889cm" svg:x2="2cm" svg:y2="4.889cm">
              <text:p/>
            </draw:line>
            <draw:line draw:style-name="gr21" draw:text-style-name="P6" draw:layer="measurelines" svg:x1="2.157cm" svg:y1="5.037cm" svg:x2="2.453cm" svg:y2="5.037cm">
              <text:p/>
            </draw:line>
            <draw:line draw:style-name="gr21" draw:text-style-name="P6" draw:layer="measurelines" svg:x1="2.237cm" svg:y1="5.165cm" svg:x2="2.379cm" svg:y2="5.165cm">
              <text:p/>
            </draw:line>
            <draw:line draw:style-name="gr21" draw:text-style-name="P6" xml:id="id22" draw:id="id22" draw:layer="measurelines" svg:x1="2.3cm" svg:y1="4.879cm" svg:x2="2.302cm" svg:y2="4.549cm">
              <text:p/>
            </draw:line>
            <draw:connector draw:style-name="gr22" draw:text-style-name="P12" draw:layer="measurelines" draw:type="line" svg:x1="2.301cm" svg:y1="4.549cm" svg:x2="2.301cm" svg:y2="4.435cm" draw:start-shape="id22" svg:d="M2301 4549v-114" svg:viewBox="0 0 1 115">
              <text:p/>
            </draw:connector>
          </draw:g>
          <draw:g>
            <draw:line draw:style-name="gr21" draw:text-style-name="P6" draw:layer="measurelines" svg:x1="10.52cm" svg:y1="6.543cm" svg:x2="9.92cm" svg:y2="6.543cm">
              <text:p/>
            </draw:line>
            <draw:line draw:style-name="gr21" draw:text-style-name="P6" draw:layer="measurelines" svg:x1="10.077cm" svg:y1="6.691cm" svg:x2="10.373cm" svg:y2="6.691cm">
              <text:p/>
            </draw:line>
            <draw:line draw:style-name="gr21" draw:text-style-name="P6" draw:layer="measurelines" svg:x1="10.157cm" svg:y1="6.819cm" svg:x2="10.299cm" svg:y2="6.819cm">
              <text:p/>
            </draw:line>
            <draw:line draw:style-name="gr21" draw:text-style-name="P6" xml:id="id23" draw:id="id23" draw:layer="measurelines" svg:x1="10.22cm" svg:y1="6.533cm" svg:x2="10.222cm" svg:y2="6.203cm">
              <text:p/>
            </draw:line>
            <draw:connector draw:style-name="gr22" draw:text-style-name="P12" draw:layer="measurelines" draw:type="line" svg:x1="10.221cm" svg:y1="6.203cm" svg:x2="10.221cm" svg:y2="6.089cm" draw:start-shape="id23" svg:d="M10221 6203v-114" svg:viewBox="0 0 1 115">
              <text:p/>
            </draw:connector>
          </draw:g>
          <draw:frame draw:style-name="gr23" draw:text-style-name="P14" draw:layer="measurelines" svg:width="0.44cm" svg:height="0.569cm" svg:x="0.75cm" svg:y="3.919cm">
            <draw:text-box>
              <text:p text:style-name="P13"><text:span text:style-name="T4">0</text:span></text:p>
            </draw:text-box>
          </draw:frame>
          <draw:frame draw:style-name="gr23" draw:text-style-name="P14" draw:layer="measurelines" svg:width="0.44cm" svg:height="0.569cm" svg:x="0.73cm" svg:y="-0.072cm">
            <draw:text-box>
              <text:p text:style-name="P13">1</text:p>
            </draw:text-box>
          </draw:frame>
          <draw:frame draw:style-name="gr23" draw:text-style-name="P14" draw:layer="measurelines" svg:width="0.44cm" svg:height="0.569cm" svg:x="7.05cm" svg:y="0.279cm">
            <draw:text-box>
              <text:p text:style-name="P13">2</text:p>
            </draw:text-box>
          </draw:frame>
          <draw:frame draw:style-name="gr23" draw:text-style-name="P14" draw:layer="measurelines" svg:width="0.44cm" svg:height="0.569cm" svg:x="8.56cm" svg:y="1.629cm">
            <draw:text-box>
              <text:p text:style-name="P13">3</text:p>
            </draw:text-box>
          </draw:frame>
          <draw:frame draw:style-name="gr23" draw:text-style-name="P14" draw:layer="measurelines" svg:width="0.44cm" svg:height="0.569cm" svg:x="7.03cm" svg:y="3.709cm">
            <draw:text-box>
              <text:p text:style-name="P13">4</text:p>
            </draw:text-box>
          </draw:frame>
          <draw:frame draw:style-name="gr23" draw:text-style-name="P14" draw:layer="measurelines" svg:width="0.44cm" svg:height="0.569cm" svg:x="16.205cm" svg:y="5.59cm">
            <draw:text-box>
              <text:p text:style-name="P13">5</text:p>
            </draw:text-box>
          </draw:frame>
        </draw:g>
        <draw:frame draw:style-name="gr23" draw:text-style-name="P14" draw:layer="measurelines" svg:width="0.44cm" svg:height="0.569cm" svg:x="16.21cm" svg:y="1.659cm">
          <draw:text-box>
            <text:p text:style-name="P13"><text:span text:style-name="T4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28T19:10:37.894026738</dc:date>
    <meta:editing-duration>PT1H52M55S</meta:editing-duration>
    <meta:editing-cycles>21</meta:editing-cycles>
    <meta:generator>LibreOffice/6.4.7.2$Linux_X86_64 LibreOffice_project/40$Build-2</meta:generator>
    <meta:document-statistic meta:object-count="134"/>
  </office:meta>
</office:document-meta>
</file>